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6pt" style:font-size-asian="26pt" style:font-size-complex="2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Semana 1</text:p>
      <text:p text:style-name="P2">TPC</text:p>
      <text:p text:style-name="Normal">Realizar exercício proposto no final dos slid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2-20T16:30:00Z</meta:creation-date>
    <dc:date>2023-02-20T16:31:00Z</dc:date>
    <meta:template xlink:href="Normal" xlink:type="simple"/>
    <meta:editing-cycles>1</meta:editing-cycles>
    <meta:editing-duration>PT60S</meta:editing-duration>
    <meta:document-statistic meta:page-count="1" meta:paragraph-count="1" meta:word-count="9" meta:character-count="61" meta:row-count="1" meta:non-whitespace-character-count="53"/>
  </office:meta>
</office:document-meta>
</file>